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co1" style:family="table-column">
      <style:table-column-properties fo:break-before="auto" style:column-width="4.484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Sans-serif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3">
      <style:text-properties style:font-name="Liberation Sans" fo:font-size="11pt" style:font-size-asian="11pt" style:font-size-complex="11pt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3">
      <style:table-cell-properties fo:wrap-option="wrap"/>
      <style:text-properties style:text-outline="false" style:text-line-through-style="none" style:text-line-through-type="none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.993cm" svg:height="9.018cm" svg:x="4.6cm" svg:y="10.885cm">
            <draw:object draw:notify-on-update-of-ranges="Sheet1.B11:Sheet1.M11 Sheet1.A12:Sheet1.A12 Sheet1.B12:Sheet1.M12 Sheet1.A13:Sheet1.A13 Sheet1.B13:Sheet1.M13 Sheet1.A15:Sheet1.A15 Sheet1.B15:Sheet1.M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3" table:default-cell-style-name="Default"/>
        <table:table-column table:style-name="co4" table:number-columns-repeated="998" table:default-cell-style-name="Default"/>
        <table:table-row table:style-name="ro1" table:number-rows-repeated="3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2025 Revenue Tracking Sheet</text:p>
          </table:table-cell>
          <table:table-cell table:style-name="ce1" table:number-columns-repeated="13"/>
          <table:table-cell table:number-columns-repeated="1010"/>
        </table:table-row>
        <table:table-row table:style-name="ro1">
          <table:table-cell table:style-name="ce1" table:number-columns-repeated="14"/>
          <table:table-cell table:number-columns-repeated="1010"/>
        </table:table-row>
        <table:table-row table:style-name="ro1">
          <table:table-cell table:style-name="ce2" office:value-type="string" calcext:value-type="string">
            <text:p>2024 Donation Actual</text:p>
          </table:table-cell>
          <table:table-cell table:style-name="ce6" office:value-type="float" office:value="185685.5" calcext:value-type="float">
            <text:p>185,686</text:p>
          </table:table-cell>
          <table:table-cell table:style-name="ce2" office:value-type="string" calcext:value-type="string">
            <text:p>(includes OndselOnward, GSOC and KiCad)</text:p>
          </table:table-cell>
          <table:table-cell table:style-name="ce2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6" office:value-type="float" office:value="144828.159" calcext:value-type="float">
            <text:p>144,828</text:p>
          </table:table-cell>
          <table:table-cell table:style-name="ce2" office:value-type="string" calcext:value-type="string">
            <text:p>(net of extrordinary items)</text:p>
          </table:table-cell>
          <table:table-cell table:style-name="ce2" table:number-columns-repeated="10"/>
          <table:table-cell table:style-name="ce1"/>
          <table:table-cell table:number-columns-repeated="1010"/>
        </table:table-row>
        <table:table-row table:style-name="ro1">
          <table:table-cell table:style-name="ce3" office:value-type="string" calcext:value-type="string">
            <text:p>2025 Donation Forecast</text:p>
          </table:table-cell>
          <table:table-cell table:style-name="ce6" table:formula="of:=[.B7]*1.1" office:value-type="float" office:value="159310.9749" calcext:value-type="float">
            <text:p>159,311</text:p>
          </table:table-cell>
          <table:table-cell table:style-name="ce2" office:value-type="string" calcext:value-type="string">
            <text:p>(2024 net + 10%)</text:p>
          </table:table-cell>
          <table:table-cell table:style-name="ce2"/>
          <table:table-cell table:style-name="ce2" office:value-type="float" office:value="160000" calcext:value-type="float">
            <text:p>160000</text:p>
          </table:table-cell>
          <table:table-cell table:style-name="ce2" office:value-type="string" calcext:value-type="string">
            <text:p>(rounded)</text:p>
          </table:table-cell>
          <table:table-cell table:style-name="ce2" table:number-columns-repeated="7"/>
          <table:table-cell table:style-name="ce1"/>
          <table:table-cell table:number-columns-repeated="1010"/>
        </table:table-row>
        <table:table-row table:style-name="ro1">
          <table:table-cell table:style-name="ce2" table:number-columns-repeated="13"/>
          <table:table-cell table:style-name="ce1"/>
          <table:table-cell office:value-type="string" calcext:value-type="string">
            <text:p>avg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Q1</text:p>
          </table:table-cell>
          <table:covered-table-cell table:style-name="ce11"/>
          <table:covered-table-cell table:style-name="ce12"/>
          <table:table-cell table:style-name="ce17" office:value-type="string" calcext:value-type="string" table:number-columns-spanned="3" table:number-rows-spanned="1">
            <text:p>Q2</text:p>
          </table:table-cell>
          <table:covered-table-cell table:style-name="ce11"/>
          <table:covered-table-cell table:style-name="ce12"/>
          <table:table-cell table:style-name="ce7" office:value-type="string" calcext:value-type="string" table:number-columns-spanned="3" table:number-rows-spanned="1">
            <text:p>Q3</text:p>
          </table:table-cell>
          <table:covered-table-cell table:style-name="ce11"/>
          <table:covered-table-cell table:style-name="ce12"/>
          <table:table-cell table:style-name="ce17" office:value-type="string" calcext:value-type="string" table:number-columns-spanned="3" table:number-rows-spanned="1">
            <text:p>Q4</text:p>
          </table:table-cell>
          <table:covered-table-cell table:style-name="ce11"/>
          <table:covered-table-cell table:style-name="ce12"/>
          <table:table-cell table:style-name="ce1"/>
          <table:table-cell table:number-columns-repeated="1010"/>
        </table:table-row>
        <table:table-row table:style-name="ro1">
          <table:table-cell table:style-name="ce2"/>
          <table:table-cell table:style-name="ce17" office:value-type="string" calcext:value-type="string">
            <text:p>Jan</text:p>
          </table:table-cell>
          <table:table-cell table:style-name="ce17" office:value-type="string" calcext:value-type="string">
            <text:p>Feb</text:p>
          </table:table-cell>
          <table:table-cell table:style-name="ce17" office:value-type="string" calcext:value-type="string">
            <text:p>Mar</text:p>
          </table:table-cell>
          <table:table-cell table:style-name="ce17" office:value-type="string" calcext:value-type="string">
            <text:p>Apr</text:p>
          </table:table-cell>
          <table:table-cell table:style-name="ce17" office:value-type="string" calcext:value-type="string">
            <text:p>May</text:p>
          </table:table-cell>
          <table:table-cell table:style-name="ce17" office:value-type="string" calcext:value-type="string">
            <text:p>Jun</text:p>
          </table:table-cell>
          <table:table-cell table:style-name="ce17" office:value-type="string" calcext:value-type="string">
            <text:p>Jul</text:p>
          </table:table-cell>
          <table:table-cell table:style-name="ce17" office:value-type="string" calcext:value-type="string">
            <text:p>Aug</text:p>
          </table:table-cell>
          <table:table-cell table:style-name="ce17" office:value-type="string" calcext:value-type="string">
            <text:p>Sep</text:p>
          </table:table-cell>
          <table:table-cell table:style-name="ce17" office:value-type="string" calcext:value-type="string">
            <text:p>Oct</text:p>
          </table:table-cell>
          <table:table-cell table:style-name="ce17" office:value-type="string" calcext:value-type="string">
            <text:p>Nov</text:p>
          </table:table-cell>
          <table:table-cell table:style-name="ce17" office:value-type="string" calcext:value-type="string">
            <text:p>Dec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Actual</text:p>
          </table:table-cell>
          <table:table-cell table:style-name="ce20" office:value-type="currency" office:currency="CAD" office:value="20074.14" calcext:value-type="currency">
            <text:p>$20,074</text:p>
          </table:table-cell>
          <table:table-cell table:style-name="ce20" office:value-type="currency" office:currency="CAD" office:value="21255.3" calcext:value-type="currency">
            <text:p>$21,255</text:p>
          </table:table-cell>
          <table:table-cell table:style-name="ce28" office:value-type="currency" office:currency="CAD" office:value="12002.24" calcext:value-type="currency">
            <text:p>$12,002</text:p>
          </table:table-cell>
          <table:table-cell table:style-name="ce20" office:value-type="currency" office:currency="CAD" office:value="7045.9" calcext:value-type="currency">
            <text:p>$7,046</text:p>
          </table:table-cell>
          <table:table-cell table:style-name="ce28" office:value-type="currency" office:currency="CAD" office:value="9317.8" calcext:value-type="currency">
            <text:p>$9,318</text:p>
          </table:table-cell>
          <table:table-cell table:number-columns-repeated="2" table:style-name="ce20" office:value-type="currency" office:currency="CAD" office:value="6801.86" calcext:value-type="currency">
            <text:p>$6,802</text:p>
          </table:table-cell>
          <table:table-cell table:style-name="ce20" table:number-columns-repeated="5"/>
          <table:table-cell table:style-name="ce1"/>
          <table:table-cell table:style-name="ce27" table:formula="of:=SUM([.B12:.M12])/COUNT([.B12:.M12])" office:value-type="currency" office:currency="CAD" office:value="11899.8714285714" calcext:value-type="currency">
            <text:p>$11,899.87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Forecast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20" table:formula="of:=[.$E$8]/12" office:value-type="currency" office:currency="CAD" office:value="13333.3333333333" calcext:value-type="currency">
            <text:p>$13,333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5" office:value-type="string" calcext:value-type="string">
            <text:p>Variance to Plan</text:p>
          </table:table-cell>
          <table:table-cell table:style-name="ce20" table:formula="of:=[.B12]-[.B13]" office:value-type="currency" office:currency="CAD" office:value="6740.8066666667" calcext:value-type="currency">
            <text:p>$6,741</text:p>
          </table:table-cell>
          <table:table-cell table:style-name="ce20" table:formula="of:=IF([.C12]=0; 0; [.C12]-[.C13])" office:value-type="currency" office:currency="CAD" office:value="7921.9666666667" calcext:value-type="currency">
            <text:p>$7,922</text:p>
          </table:table-cell>
          <table:table-cell table:style-name="ce20" table:formula="of:=IF([.D12]=0; 0; [.D12]-[.D13])" office:value-type="currency" office:currency="CAD" office:value="-1331.0933333333" calcext:value-type="currency">
            <text:p>-$1,331</text:p>
          </table:table-cell>
          <table:table-cell table:style-name="ce20" table:formula="of:=IF([.E12]=0; 0; [.E12]-[.E13])" office:value-type="currency" office:currency="CAD" office:value="-6287.4333333333" calcext:value-type="currency">
            <text:p>-$6,287</text:p>
          </table:table-cell>
          <table:table-cell table:style-name="ce20" table:formula="of:=IF([.F12]=0; 0; [.F12]-[.F13])" office:value-type="currency" office:currency="CAD" office:value="-4015.5333333333" calcext:value-type="currency">
            <text:p>-$4,016</text:p>
          </table:table-cell>
          <table:table-cell table:style-name="ce20" table:formula="of:=IF([.G12]=0; 0; [.G12]-[.G13])" office:value-type="currency" office:currency="CAD" office:value="-6531.4733333333" calcext:value-type="currency">
            <text:p>-$6,531</text:p>
          </table:table-cell>
          <table:table-cell table:style-name="ce20" table:formula="of:=IF([.H12]=0; 0; [.H12]-[.H13])" office:value-type="currency" office:currency="CAD" office:value="-6531.4733333333" calcext:value-type="currency">
            <text:p>-$6,531</text:p>
          </table:table-cell>
          <table:table-cell table:style-name="ce20" table:formula="of:=IF([.I12]=0; 0; [.I12]-[.I13])" office:value-type="currency" office:currency="CAD" office:value="0" calcext:value-type="currency">
            <text:p>$0</text:p>
          </table:table-cell>
          <table:table-cell table:style-name="ce20" table:formula="of:=IF([.J12]=0; 0; [.J12]-[.J13])" office:value-type="currency" office:currency="CAD" office:value="0" calcext:value-type="currency">
            <text:p>$0</text:p>
          </table:table-cell>
          <table:table-cell table:style-name="ce20" table:formula="of:=IF([.K12]=0; 0; [.K12]-[.K13])" office:value-type="currency" office:currency="CAD" office:value="0" calcext:value-type="currency">
            <text:p>$0</text:p>
          </table:table-cell>
          <table:table-cell table:style-name="ce20" table:formula="of:=IF([.L12]=0; 0; [.L12]-[.L13])" office:value-type="currency" office:currency="CAD" office:value="0" calcext:value-type="currency">
            <text:p>$0</text:p>
          </table:table-cell>
          <table:table-cell table:style-name="ce20" table:formula="of:=IF([.M12]=0; 0; [.M12]-[.M13])" office:value-type="currency" office:currency="CAD" office:value="0" calcext:value-type="currency">
            <text:p>$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4" office:value-type="string" calcext:value-type="string">
            <text:p>2024 Actual</text:p>
          </table:table-cell>
          <table:table-cell table:style-name="ce21" office:value-type="currency" office:currency="CAD" office:value="13875.128" calcext:value-type="currency">
            <text:p>$13,875</text:p>
          </table:table-cell>
          <table:table-cell table:style-name="ce21" office:value-type="currency" office:currency="CAD" office:value="11707.519" calcext:value-type="currency">
            <text:p>$11,708</text:p>
          </table:table-cell>
          <table:table-cell table:style-name="ce21" office:value-type="currency" office:currency="CAD" office:value="9104.462" calcext:value-type="currency">
            <text:p>$9,104</text:p>
          </table:table-cell>
          <table:table-cell table:style-name="ce21" office:value-type="currency" office:currency="CAD" office:value="8194.379" calcext:value-type="currency">
            <text:p>$8,194</text:p>
          </table:table-cell>
          <table:table-cell table:style-name="ce21" office:value-type="currency" office:currency="CAD" office:value="8184.294" calcext:value-type="currency">
            <text:p>$8,184</text:p>
          </table:table-cell>
          <table:table-cell table:style-name="ce21" office:value-type="currency" office:currency="CAD" office:value="8001.739" calcext:value-type="currency">
            <text:p>$8,002</text:p>
          </table:table-cell>
          <table:table-cell table:style-name="ce21" office:value-type="currency" office:currency="CAD" office:value="6707.826" calcext:value-type="currency">
            <text:p>$6,708</text:p>
          </table:table-cell>
          <table:table-cell table:style-name="ce21" office:value-type="currency" office:currency="CAD" office:value="8465.823" calcext:value-type="currency">
            <text:p>$8,466</text:p>
          </table:table-cell>
          <table:table-cell table:style-name="ce21" office:value-type="currency" office:currency="CAD" office:value="8744" calcext:value-type="currency">
            <text:p>$8,744</text:p>
          </table:table-cell>
          <table:table-cell table:style-name="ce21" office:value-type="currency" office:currency="CAD" office:value="10057.921" calcext:value-type="currency">
            <text:p>$10,058</text:p>
          </table:table-cell>
          <table:table-cell table:style-name="ce21" office:value-type="currency" office:currency="CAD" office:value="25970.32" calcext:value-type="currency">
            <text:p>$25,970</text:p>
          </table:table-cell>
          <table:table-cell table:style-name="ce21" office:value-type="currency" office:currency="CAD" office:value="25814.577" calcext:value-type="currency">
            <text:p>$25,815</text:p>
          </table:table-cell>
          <table:table-cell table:style-name="ce1"/>
          <table:table-cell table:style-name="ce27" table:formula="of:=SUM([.B15:.M15])/12" office:value-type="currency" office:currency="CAD" office:value="12068.999" calcext:value-type="currency">
            <text:p>$12,069.0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Variance to 2024</text:p>
          </table:table-cell>
          <table:table-cell table:style-name="ce20" table:formula="of:=[.B12]-[.B15]" office:value-type="currency" office:currency="CAD" office:value="6199.012" calcext:value-type="currency">
            <text:p>$6,199</text:p>
          </table:table-cell>
          <table:table-cell table:style-name="ce20" table:formula="of:=IF([.C12]=0; 0; [.C12]-[.C15])" office:value-type="currency" office:currency="CAD" office:value="9547.781" calcext:value-type="currency">
            <text:p>$9,548</text:p>
          </table:table-cell>
          <table:table-cell table:style-name="ce20" table:formula="of:=IF([.D12]=0; 0; [.D12]-[.D15])" office:value-type="currency" office:currency="CAD" office:value="2897.778" calcext:value-type="currency">
            <text:p>$2,898</text:p>
          </table:table-cell>
          <table:table-cell table:style-name="ce20" table:formula="of:=IF([.E12]=0; 0; [.E12]-[.E15])" office:value-type="currency" office:currency="CAD" office:value="-1148.479" calcext:value-type="currency">
            <text:p>-$1,148</text:p>
          </table:table-cell>
          <table:table-cell table:style-name="ce20" table:formula="of:=IF([.F12]=0; 0; [.F12]-[.F15])" office:value-type="currency" office:currency="CAD" office:value="1133.506" calcext:value-type="currency">
            <text:p>$1,134</text:p>
          </table:table-cell>
          <table:table-cell table:style-name="ce20" table:formula="of:=IF([.G12]=0; 0; [.G12]-[.G15])" office:value-type="currency" office:currency="CAD" office:value="-1199.879" calcext:value-type="currency">
            <text:p>-$1,200</text:p>
          </table:table-cell>
          <table:table-cell table:style-name="ce20" table:formula="of:=IF([.H12]=0; 0; [.H12]-[.H15])" office:value-type="currency" office:currency="CAD" office:value="94.0339999999997" calcext:value-type="currency">
            <text:p>$94</text:p>
          </table:table-cell>
          <table:table-cell table:style-name="ce20" table:formula="of:=IF([.I12]=0; 0; [.I12]-[.I15])" office:value-type="currency" office:currency="CAD" office:value="0" calcext:value-type="currency">
            <text:p>$0</text:p>
          </table:table-cell>
          <table:table-cell table:style-name="ce20" table:formula="of:=IF([.J12]=0; 0; [.J12]-[.J15])" office:value-type="currency" office:currency="CAD" office:value="0" calcext:value-type="currency">
            <text:p>$0</text:p>
          </table:table-cell>
          <table:table-cell table:style-name="ce20" table:formula="of:=IF([.K12]=0; 0; [.K12]-[.K15])" office:value-type="currency" office:currency="CAD" office:value="0" calcext:value-type="currency">
            <text:p>$0</text:p>
          </table:table-cell>
          <table:table-cell table:style-name="ce20" table:formula="of:=IF([.L12]=0; 0; [.L12]-[.L15])" office:value-type="currency" office:currency="CAD" office:value="0" calcext:value-type="currency">
            <text:p>$0</text:p>
          </table:table-cell>
          <table:table-cell table:style-name="ce20" table:formula="of:=IF([.M12]=0; 0; [.M12]-[.M15])" office:value-type="currency" office:currency="CAD" office:value="0" calcext:value-type="currency">
            <text:p>$0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5" office:value-type="string" calcext:value-type="string">
            <text:p>YTD</text:p>
          </table:table-cell>
          <table:table-cell table:style-name="ce20" table:formula="of:=[.B12]" office:value-type="currency" office:currency="CAD" office:value="20074.14" calcext:value-type="currency">
            <text:p>$20,074</text:p>
          </table:table-cell>
          <table:table-cell table:style-name="ce20" table:formula="of:=[.B17]+[.C12]" office:value-type="currency" office:currency="CAD" office:value="41329.44" calcext:value-type="currency">
            <text:p>$41,329</text:p>
          </table:table-cell>
          <table:table-cell table:style-name="ce20" table:formula="of:=[.C17]+[.D12]" office:value-type="currency" office:currency="CAD" office:value="53331.68" calcext:value-type="currency">
            <text:p>$53,332</text:p>
          </table:table-cell>
          <table:table-cell table:style-name="ce20" table:formula="of:=[.D17]+[.E12]" office:value-type="currency" office:currency="CAD" office:value="60377.58" calcext:value-type="currency">
            <text:p>$60,378</text:p>
          </table:table-cell>
          <table:table-cell table:style-name="ce20" table:formula="of:=[.E17]+[.F12]" office:value-type="currency" office:currency="CAD" office:value="69695.38" calcext:value-type="currency">
            <text:p>$69,695</text:p>
          </table:table-cell>
          <table:table-cell table:style-name="ce20" table:formula="of:=[.F17]+[.G12]" office:value-type="currency" office:currency="CAD" office:value="76497.24" calcext:value-type="currency">
            <text:p>$76,497</text:p>
          </table:table-cell>
          <table:table-cell table:style-name="ce20" table:formula="of:=[.G17]+[.H12]" office:value-type="currency" office:currency="CAD" office:value="83299.1" calcext:value-type="currency">
            <text:p>$83,299</text:p>
          </table:table-cell>
          <table:table-cell table:style-name="ce20" table:formula="of:=[.H17]+[.I12]" office:value-type="currency" office:currency="CAD" office:value="83299.1" calcext:value-type="currency">
            <text:p>$83,299</text:p>
          </table:table-cell>
          <table:table-cell table:style-name="ce20" table:formula="of:=[.I17]+[.J12]" office:value-type="currency" office:currency="CAD" office:value="83299.1" calcext:value-type="currency">
            <text:p>$83,299</text:p>
          </table:table-cell>
          <table:table-cell table:style-name="ce20" table:formula="of:=[.J17]+[.K12]" office:value-type="currency" office:currency="CAD" office:value="83299.1" calcext:value-type="currency">
            <text:p>$83,299</text:p>
          </table:table-cell>
          <table:table-cell table:style-name="ce20" table:formula="of:=[.K17]+[.L12]" office:value-type="currency" office:currency="CAD" office:value="83299.1" calcext:value-type="currency">
            <text:p>$83,299</text:p>
          </table:table-cell>
          <table:table-cell table:style-name="ce20" table:formula="of:=[.L17]+[.M12]" office:value-type="currency" office:currency="CAD" office:value="83299.1" calcext:value-type="currency">
            <text:p>$83,299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office:value-type="string" calcext:value-type="string">
            <text:p>YTD Variance to Plan</text:p>
          </table:table-cell>
          <table:table-cell table:style-name="ce23" table:formula="of:=[.B14]" office:value-type="currency" office:currency="CAD" office:value="6740.8066666667" calcext:value-type="currency">
            <text:p>$6,741</text:p>
          </table:table-cell>
          <table:table-cell table:style-name="ce23" table:formula="of:=[.B18]+[.C14]" office:value-type="currency" office:currency="CAD" office:value="14662.7733333334" calcext:value-type="currency">
            <text:p>$14,663</text:p>
          </table:table-cell>
          <table:table-cell table:style-name="ce23" table:formula="of:=[.C18]+[.D14]" office:value-type="currency" office:currency="CAD" office:value="13331.6800000001" calcext:value-type="currency">
            <text:p>$13,332</text:p>
          </table:table-cell>
          <table:table-cell table:style-name="ce23" table:formula="of:=[.D18]+[.E14]" office:value-type="currency" office:currency="CAD" office:value="7044.2466666668" calcext:value-type="currency">
            <text:p>$7,044</text:p>
          </table:table-cell>
          <table:table-cell table:style-name="ce23" table:formula="of:=[.E18]+[.F14]" office:value-type="currency" office:currency="CAD" office:value="3028.7133333335" calcext:value-type="currency">
            <text:p>$3,029</text:p>
          </table:table-cell>
          <table:table-cell table:style-name="ce23" table:number-columns-repeated="7"/>
          <table:table-cell table:style-name="ce1"/>
          <table:table-cell table:number-columns-repeated="1010"/>
        </table:table-row>
        <table:table-row table:style-name="ro1" table:number-rows-repeated="2">
          <table:table-cell table:style-name="ce1" table:number-columns-repeated="14"/>
          <table:table-cell table:number-columns-repeated="1010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currency-style style:name="N136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136P0"/>
    </number:currency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day number:style="long"/>
      <number:text>-</number:text>
      <number:month number:style="long"/>
      <number:text>-</number:text>
      <number:year number:style="long"/>
    </number:date-style>
    <number:date-style style:name="N109">
      <number:month number:textual="true"/>
      <number:text>-</number:text>
      <number:year/>
    </number:date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2" style:volatile="true">
      <number:text> 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currency-style style:name="N115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15P0"/>
    </number:currency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1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7">
      <number:hours/>
      <number:text>:</number:text>
      <number:minutes number:style="long"/>
      <number:text> </number:text>
      <number:am-pm/>
    </number:time-style>
    <number:date-style style:name="N118">
      <number:day number:style="long"/>
      <number:text>-</number:text>
      <number:month number:textual="true"/>
    </number:date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19">
      <number:hours/>
      <number:text>:</number:text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7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4T12:02:34.279745157</dc:date>
    <meta:editing-duration>PT32M6S</meta:editing-duration>
    <meta:editing-cycles>9</meta:editing-cycles>
    <meta:generator>LibreOffice/7.3.7.2$Linux_X86_64 LibreOffice_project/30$Build-2</meta:generator>
    <meta:document-statistic meta:table-count="1" meta:cell-count="109" meta:object-count="1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19cm" xlink:href=".." xlink:type="simple" chart:class="chart:bar" chart:style-name="ch1">
        <chart:title svg:x="5.385cm" svg:y="0.315cm" chart:style-name="ch2">
          <text:p>2025 Revenue Tracking</text:p>
        </chart:title>
        <chart:legend chart:legend-position="end" svg:x="13.362cm" svg:y="3.745cm" style:legend-expansion="high" chart:style-name="ch3"/>
        <chart:plot-area chart:style-name="ch4" table:cell-range-address="Sheet1.B11:Sheet1.M13 Sheet1.A12:Sheet1.A13 Sheet1.A15:Sheet1.M15" chart:data-source-has-labels="both" svg:x="0.319cm" svg:y="1.28cm" svg:width="12.724cm" svg:height="7.559cm">
          <chart:coordinate-region svg:x="1.851cm" svg:y="1.468cm" svg:width="11.192cm" svg:height="6.746cm"/>
          <chart:axis chart:dimension="x" chart:name="primary-x" chart:style-name="ch5" chartooo:axis-type="auto">
            <chartooo:date-scale/>
            <chart:categories table:cell-range-address="Sheet1.B11:Sheet1.M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:Sheet1.M12" chart:label-cell-address="Sheet1.A12:Sheet1.A12" chart:class="chart:bar">
            <chart:data-point chart:repeated="12"/>
          </chart:series>
          <chart:series chart:style-name="ch9" chart:values-cell-range-address="Sheet1.B13:Sheet1.M13" chart:label-cell-address="Sheet1.A13:Sheet1.A13" chart:class="chart:bar">
            <chart:data-point chart:repeated="12"/>
          </chart:series>
          <chart:series chart:style-name="ch10" chart:values-cell-range-address="Sheet1.B15:Sheet1.M15" chart:label-cell-address="Sheet1.A15:Sheet1.A1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Sheet1.B11:Sheet1.M11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Actual</text:p>
                <draw:g>
                  <svg:desc>Sheet1.A12:Sheet1.A12</svg:desc>
                </draw:g>
              </table:table-cell>
              <table:table-cell office:value-type="float" office:value="20074.14">
                <text:p>20074.14</text:p>
                <draw:g>
                  <svg:desc>Sheet1.B12:Sheet1.M12</svg:desc>
                </draw:g>
              </table:table-cell>
              <table:table-cell office:value-type="float" office:value="21255.3">
                <text:p>21255.3</text:p>
              </table:table-cell>
              <table:table-cell office:value-type="float" office:value="12002.24">
                <text:p>12002.24</text:p>
              </table:table-cell>
              <table:table-cell office:value-type="float" office:value="7045.9">
                <text:p>7045.9</text:p>
              </table:table-cell>
              <table:table-cell office:value-type="float" office:value="9317.8">
                <text:p>9317.8</text:p>
              </table:table-cell>
              <table:table-cell office:value-type="float" office:value="6801.86">
                <text:p>6801.86</text:p>
              </table:table-cell>
              <table:table-cell office:value-type="float" office:value="6801.86">
                <text:p>680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ecast</text:p>
                <draw:g>
                  <svg:desc>Sheet1.A13:Sheet1.A13</svg:desc>
                </draw:g>
              </table:table-cell>
              <table:table-cell office:value-type="float" office:value="13333.3333333333">
                <text:p>13333.3333333333</text:p>
                <draw:g>
                  <svg:desc>Sheet1.B13:Sheet1.M13</svg:desc>
                </draw:g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  <table:table-cell office:value-type="float" office:value="13333.3333333333">
                <text:p>13333.3333333333</text:p>
              </table:table-cell>
            </table:table-row>
            <table:table-row>
              <table:table-cell office:value-type="string">
                <text:p>2024 Actual</text:p>
                <draw:g>
                  <svg:desc>Sheet1.A15:Sheet1.A15</svg:desc>
                </draw:g>
              </table:table-cell>
              <table:table-cell office:value-type="float" office:value="13875.128">
                <text:p>13875.128</text:p>
                <draw:g>
                  <svg:desc>Sheet1.B15:Sheet1.M15</svg:desc>
                </draw:g>
              </table:table-cell>
              <table:table-cell office:value-type="float" office:value="11707.519">
                <text:p>11707.519</text:p>
              </table:table-cell>
              <table:table-cell office:value-type="float" office:value="9104.462">
                <text:p>9104.462</text:p>
              </table:table-cell>
              <table:table-cell office:value-type="float" office:value="8194.379">
                <text:p>8194.379</text:p>
              </table:table-cell>
              <table:table-cell office:value-type="float" office:value="8184.294">
                <text:p>8184.294</text:p>
              </table:table-cell>
              <table:table-cell office:value-type="float" office:value="8001.739">
                <text:p>8001.739</text:p>
              </table:table-cell>
              <table:table-cell office:value-type="float" office:value="6707.826">
                <text:p>6707.826</text:p>
              </table:table-cell>
              <table:table-cell office:value-type="float" office:value="8465.823">
                <text:p>8465.823</text:p>
              </table:table-cell>
              <table:table-cell office:value-type="float" office:value="8744">
                <text:p>8744</text:p>
              </table:table-cell>
              <table:table-cell office:value-type="float" office:value="10057.921">
                <text:p>10057.921</text:p>
              </table:table-cell>
              <table:table-cell office:value-type="float" office:value="25970.32">
                <text:p>25970.32</text:p>
              </table:table-cell>
              <table:table-cell office:value-type="float" office:value="25814.577">
                <text:p>25814.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